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number-columns-repeated="2" table:default-cell-style-name="ce19"/>
        <table:table-column table:style-name="co4" table:default-cell-style-name="ce21"/>
        <table:table-column table:style-name="co5" table:default-cell-style-name="ce24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"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1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1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1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1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GND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OUT (управ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1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GND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OUT (управление)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 office:value-type="string" calcext:value-type="string">
            <text:p>220V (Санузел Теплый пол)</text:p>
          </table:covered-table-cell>
          <table:covered-table-cell table:number-columns-repeated="2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 office:value-type="string" calcext:value-type="string">
            <text:p>220V (Санузел Теплый пол)</text:p>
          </table:covered-table-cell>
          <table:covered-table-cell table:number-columns-repeated="2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1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1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1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1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4">
            <text:p>Бытовые розетки</text:p>
          </table:table-cell>
          <table:table-cell table:style-name="ce2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1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1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L2 (фаза 2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L3 (фаза 3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1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L2 (фаза 2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L3 (фаза 3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1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L2 (фаза 2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L3 (фаза 3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1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L2 (фаза 2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L3 (фаза 3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1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L2 (фаза 2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L3 (фаза 3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1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L2 (фаза 2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L3 (фаза 3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1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1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1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L1 (фаза 1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L2 (фаза 2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L3 (фаза 3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N (нейтраль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1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1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1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1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1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1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1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1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1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1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1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1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1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1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1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1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1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1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1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1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1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1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 table:number-rows-repeated="22">
          <table:table-cell table:style-name="ce3" table:number-columns-repeated="2"/>
          <table:table-cell table:style-name="ce8"/>
          <table:table-cell table:style-name="ce11" table:number-columns-repeated="3"/>
          <table:table-cell table:style-name="ce9"/>
          <table:table-cell table:style-name="ce23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QF0-2.1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QF0-2.2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QF0-1.3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QF0-1.4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QF0-3.1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QF0-3.2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QF0-2.3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QF0-2.4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5-01T00:09:37.192632105</dc:date>
    <meta:editing-duration>PT11H32M29S</meta:editing-duration>
    <meta:editing-cycles>58</meta:editing-cycles>
    <meta:generator>LibreOffice/7.5.1.2$MacOSX_AARCH64 LibreOffice_project/fcbaee479e84c6cd81291587d2ee68cba099e129</meta:generator>
    <meta:document-statistic meta:table-count="1" meta:cell-count="707" meta:object-count="0"/>
  </office:meta>
</office:document-meta>
</file>